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tr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ami"/>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ami"/>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navigace"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navigace"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ami"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ami"/>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programu Calc).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programu Calc).</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ik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ik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ik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ik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ik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ik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